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999cm" table:align="left" fo:background-color="#ffffff">
        <style:background-image/>
      </style:table-properties>
    </style:style>
    <style:style style:name="Table1.A" style:family="table-column">
      <style:table-column-properties style:column-width="8.116cm"/>
    </style:style>
    <style:style style:name="Table1.B" style:family="table-column">
      <style:table-column-properties style:column-width="1.884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9.999cm" table:align="left" fo:background-color="#ffffff">
        <style:background-image/>
      </style:table-properties>
    </style:style>
    <style:style style:name="Table2.A" style:family="table-column">
      <style:table-column-properties style:column-width="8.116cm"/>
    </style:style>
    <style:style style:name="Table2.B" style:family="table-column">
      <style:table-column-properties style:column-width="1.884cm"/>
    </style:style>
    <style:style style:name="Table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B1" style:family="table-cell">
      <style:table-cell-properties style:border-line-width="0.002cm 0.035cm 0.002cm" fo:padding="0.049cm" fo:border="0.05pt double #808080"/>
    </style:style>
    <style:style style:name="Table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3" style:family="table">
      <style:table-properties style:width="9.999cm" table:align="left" fo:background-color="#ffffff">
        <style:background-image/>
      </style:table-properties>
    </style:style>
    <style:style style:name="Table3.A" style:family="table-column">
      <style:table-column-properties style:column-width="8.116cm"/>
    </style:style>
    <style:style style:name="Table3.B" style:family="table-column">
      <style:table-column-properties style:column-width="1.884cm"/>
    </style:style>
    <style:style style:name="Table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3.B1" style:family="table-cell">
      <style:table-cell-properties style:border-line-width="0.002cm 0.035cm 0.002cm" fo:padding="0.049cm" fo:border="0.05pt double #808080"/>
    </style:style>
    <style:style style:name="Table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3.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4" style:family="table">
      <style:table-properties style:width="9.999cm" table:align="left" fo:background-color="#ffffff">
        <style:background-image/>
      </style:table-properties>
    </style:style>
    <style:style style:name="Table4.A" style:family="table-column">
      <style:table-column-properties style:column-width="8.116cm"/>
    </style:style>
    <style:style style:name="Table4.B" style:family="table-column">
      <style:table-column-properties style:column-width="1.884cm"/>
    </style:style>
    <style:style style:name="Table4.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4.B1" style:family="table-cell">
      <style:table-cell-properties style:border-line-width="0.002cm 0.035cm 0.002cm" fo:padding="0.049cm" fo:border="0.05pt double #808080"/>
    </style:style>
    <style:style style:name="Table4.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4.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4.7" style:family="table-row">
      <style:table-row-properties style:min-row-height="0.55cm"/>
    </style:style>
    <style:style style:name="Table5" style:family="table">
      <style:table-properties style:width="9.999cm" table:align="left" fo:background-color="#ffffff">
        <style:background-image/>
      </style:table-properties>
    </style:style>
    <style:style style:name="Table5.A" style:family="table-column">
      <style:table-column-properties style:column-width="8.116cm"/>
    </style:style>
    <style:style style:name="Table5.B" style:family="table-column">
      <style:table-column-properties style:column-width="1.884cm"/>
    </style:style>
    <style:style style:name="Table5.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5.B1" style:family="table-cell">
      <style:table-cell-properties style:border-line-width="0.002cm 0.035cm 0.002cm" fo:padding="0.049cm" fo:border="0.05pt double #808080"/>
    </style:style>
    <style:style style:name="Table5.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5.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2" style:family="paragraph" style:parent-style-name="Text_20_body">
      <style:paragraph-properties fo:margin-left="0cm" fo:margin-right="0cm" style:line-height-at-least="0.503cm" fo:orphans="2" fo:widows="2" fo:text-indent="0cm" style:auto-text-indent="false"/>
      <style:text-properties fo:font-variant="normal" fo:text-transform="none" fo:color="#5a3696" fo:letter-spacing="normal" style:text-underline-style="solid" style:text-underline-width="auto" style:text-underline-color="font-color"/>
    </style:style>
    <style:style style:name="P3" style:family="paragraph" style:parent-style-name="Text_20_body">
      <style:paragraph-properties fo:margin-left="0cm" fo:margin-right="0cm" style:line-height-at-least="0.503cm" fo:orphans="2" fo:widows="2" fo:text-indent="0cm" style:auto-text-indent="false"/>
    </style:style>
    <style:style style:name="P4" style:family="paragraph" style:parent-style-name="Heading_20_1">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18pt" fo:letter-spacing="normal" fo:font-style="normal" fo:font-weight="normal"/>
    </style:style>
    <style:style style:name="P5"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14.25pt" fo:letter-spacing="normal" fo:font-style="normal" fo:font-weight="normal"/>
    </style:style>
    <style:style style:name="P6" style:family="paragraph" style:parent-style-name="Table_20_Contents">
      <style:text-properties fo:color="#5a3696" style:text-underline-style="solid" style:text-underline-width="auto" style:text-underline-color="font-color"/>
    </style:style>
    <style:style style:name="P7" style:family="paragraph" style:parent-style-name="Table_20_Contents">
      <style:text-properties fo:font-weight="bold"/>
    </style:style>
    <style:style style:name="P8" style:family="paragraph" style:parent-style-name="Table_20_Contents">
      <style:text-properties fo:font-size="2pt" style:font-size-asian="2pt" style:font-size-complex="2pt"/>
    </style:style>
    <style:style style:name="P9" style:family="paragraph" style:parent-style-name="Heading_20_1">
      <style:text-properties fo:font-variant="normal" fo:text-transform="none" fo:color="#000000" style:font-name="sans-serif" fo:font-size="18pt" fo:letter-spacing="normal" fo:font-style="normal" fo:font-weight="normal"/>
    </style:style>
    <style:style style:name="P10" style:family="paragraph" style:parent-style-name="Text_20_body" style:list-style-name="L1">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1"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2" style:family="paragraph" style:parent-style-name="Text_20_body" style:list-style-name="L3">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4" style:family="paragraph" style:parent-style-name="Text_20_body" style:list-style-name="L2">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5"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6" style:family="paragraph" style:parent-style-name="Text_20_body" style:list-style-name="L2">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7" style:family="paragraph" style:parent-style-name="Text_20_body" style:list-style-name="L3">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8"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sans-serif" fo:font-size="9.75pt" fo:letter-spacing="normal" fo:font-style="normal" fo:font-weight="normal"/>
    </style:style>
    <style:style style:name="T1" style:family="text">
      <style:text-properties fo:font-style="italic"/>
    </style:style>
    <style:style style:name="T2" style:family="text">
      <style:text-properties fo:font-weight="bold"/>
    </style:style>
    <style:style style:name="T3" style:family="text">
      <style:text-properties fo:font-variant="normal" fo:text-transform="none" fo:color="#5a3696" style:font-name="sans-serif" fo:font-size="9.75pt" fo:letter-spacing="normal" fo:font-style="normal" style:text-underline-style="solid" style:text-underline-width="auto" style:text-underline-color="font-color" fo:font-weight="normal"/>
    </style:style>
    <style:style style:name="T4" style:family="text">
      <style:text-properties fo:font-variant="normal" fo:text-transform="none" fo:color="#000000" style:font-name="sans-serif" fo:font-size="9.7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Goal</text:h>
      <text:p text:style-name="P1">By the end of this stage, your machine should look like this:</text:p>
      <text:p text:style-name="P2"><draw:a xlink:type="simple" xlink:href="http://reprap.org/wiki/File:Reprappro-mendel-frame-finished.jpg"><draw:frame draw:style-name="fr1" draw:name="graphics1" text:anchor-type="as-char" svg:width="13.229cm" svg:height="13.15cm" draw:z-index="0"><draw:image xlink:href="http://reprap.org/mediawiki/images/thumb/d/d0/Reprappro-mendel-frame-finished.jpg/500px-Reprappro-mendel-frame-finished.jpg" xlink:type="simple" xlink:show="embed" xlink:actuate="onLoad"/><svg:title>RepRapPro Mendel assembled frame</svg:title></draw:frame></draw:a></text:p>
      <text:h text:style-name="P4" text:outline-level="1"><text:bookmark text:name="Tools"/>Tools</text:h>
      <text:p text:style-name="P1">You will need the following tools</text:p>
      <text:list xml:id="list1357830881" text:style-name="L1">
        <text:list-item>
          <text:p text:style-name="P10">M8 (13mm) spanner</text:p>
        </text:list-item>
        <text:list-item>
          <text:p text:style-name="P15">Adjustable spanner</text:p>
        </text:list-item>
        <text:list-item>
          <text:p text:style-name="P15">300mm Rule</text:p>
        </text:list-item>
        <text:list-item>
          <text:p text:style-name="P15">Lasercut MDF Measuring template (supplied with kit)</text:p>
          <text:p text:style-name="P15"/>
        </text:list-item>
      </text:list>
      <text:h text:style-name="P4" text:outline-level="1"><text:bookmark text:name="Step_1:_Frame_triangles"/>Step 1: Frame triangles</text:h>
      <table:table table:name="Table1" table:style-name="Table1">
        <table:table-column table:style-name="Table1.A"/>
        <table:table-column table:style-name="Table1.B"/>
        <table:table-row>
          <table:table-cell table:style-name="Table1.A1" office:value-type="string">
            <text:p text:style-name="P6"><draw:a xlink:type="simple" xlink:href="http://reprap.org/wiki/File:Reprappro-mendel-triangle-parts.jpg"><draw:frame draw:style-name="fr1" draw:name="graphics2" text:anchor-type="as-char" svg:width="7.938cm" svg:height="5.027cm" draw:z-index="14"><draw:image xlink:href="http://reprap.org/mediawiki/images/thumb/7/7d/Reprappro-mendel-triangle-parts.jpg/300px-Reprappro-mendel-triangle-parts.jpg" xlink:type="simple" xlink:show="embed" xlink:actuate="onLoad"/></draw:frame></draw:a></text:p>
          </table:table-cell>
          <table:table-cell table:style-name="Table1.B1" office:value-type="string">
            <text:p text:style-name="P8"/>
          </table:table-cell>
        </table:table-row>
        <text:soft-page-break/>
        <table:table-row>
          <table:table-cell table:style-name="Table1.A2" office:value-type="string">
            <text:p text:style-name="P7">Item</text:p>
          </table:table-cell>
          <table:table-cell table:style-name="Table1.B2" office:value-type="string">
            <text:p text:style-name="P7">Quantity</text:p>
          </table:table-cell>
        </table:table-row>
        <table:table-row>
          <table:table-cell table:style-name="Table1.A2" office:value-type="string">
            <text:p text:style-name="Table_20_Contents">370mm M8 rods</text:p>
          </table:table-cell>
          <table:table-cell table:style-name="Table1.B2" office:value-type="string">
            <text:p text:style-name="Table_20_Contents">6</text:p>
          </table:table-cell>
        </table:table-row>
        <table:table-row>
          <table:table-cell table:style-name="Table1.A2" office:value-type="string">
            <text:p text:style-name="Table_20_Contents">Printed frame vertex with foot</text:p>
          </table:table-cell>
          <table:table-cell table:style-name="Table1.B2" office:value-type="string">
            <text:p text:style-name="Table_20_Contents">4</text:p>
          </table:table-cell>
        </table:table-row>
        <table:table-row>
          <table:table-cell table:style-name="Table1.A2" office:value-type="string">
            <text:p text:style-name="Table_20_Contents">Printed frame vertex</text:p>
          </table:table-cell>
          <table:table-cell table:style-name="Table1.B2" office:value-type="string">
            <text:p text:style-name="Table_20_Contents">2</text:p>
          </table:table-cell>
        </table:table-row>
        <table:table-row>
          <table:table-cell table:style-name="Table1.A2" office:value-type="string">
            <text:p text:style-name="Table_20_Contents">Printed U clips</text:p>
          </table:table-cell>
          <table:table-cell table:style-name="Table1.B2" office:value-type="string">
            <text:p text:style-name="Table_20_Contents">2</text:p>
          </table:table-cell>
        </table:table-row>
        <table:table-row>
          <table:table-cell table:style-name="Table1.A2" office:value-type="string">
            <text:p text:style-name="Table_20_Contents">M8 nuts</text:p>
          </table:table-cell>
          <table:table-cell table:style-name="Table1.B2" office:value-type="string">
            <text:p text:style-name="Table_20_Contents">28</text:p>
          </table:table-cell>
        </table:table-row>
        <table:table-row>
          <table:table-cell table:style-name="Table1.A2" office:value-type="string">
            <text:p text:style-name="Table_20_Contents">M8 lock washers</text:p>
          </table:table-cell>
          <table:table-cell table:style-name="Table1.B2" office:value-type="string">
            <text:p text:style-name="Table_20_Contents">28</text:p>
          </table:table-cell>
        </table:table-row>
      </table:table>
      <text:p text:style-name="P1">Note that there are three types of printed U clips in your kit:</text:p>
      <text:p text:style-name="P2"><draw:a xlink:type="simple" xlink:href="http://reprap.org/wiki/File:Reprappro-mendel-frame-U-clips.jpg"><draw:frame draw:style-name="fr1" draw:name="graphics3" text:anchor-type="as-char" svg:width="10.583cm" svg:height="6.509cm" draw:z-index="1"><draw:image xlink:href="http://reprap.org/mediawiki/images/thumb/3/31/Reprappro-mendel-frame-U-clips.jpg/400px-Reprappro-mendel-frame-U-clips.jpg" xlink:type="simple" xlink:show="embed" xlink:actuate="onLoad"/></draw:frame></draw:a></text:p>
      <text:p text:style-name="P1">The ones on the left are the frame clips, the ones in the middle are the Z-drive flexible coupling clips, and the ones on the right are the printed-circuit-board clips. For this step you want the ones on the left.</text:p>
      <text:p text:style-name="P1">Split the components into two equal sets, then loosely screw them together into each frame triangle. Make sure you slide a belt clamp along the bottom M8 threaded bars between the frame vertices with feet, with a serrated washer and nut either side. The other nuts should also all have serrated washers under them.</text:p>
      <text:p text:style-name="P2"><draw:a xlink:type="simple" xlink:href="http://reprap.org/wiki/File:Reprappro-mendel-triangles.jpg"><draw:frame draw:style-name="fr1" draw:name="graphics4" text:anchor-type="as-char" svg:width="10.583cm" svg:height="6.588cm" draw:z-index="2"><draw:image xlink:href="http://reprap.org/mediawiki/images/thumb/1/1e/Reprappro-mendel-triangles.jpg/400px-Reprappro-mendel-triangles.jpg" xlink:type="simple" xlink:show="embed" xlink:actuate="onLoad"/></draw:frame></draw:a></text:p>
      <text:p text:style-name="P1">Make the gap between the frame vertices measured face to face next to where the nuts and washers tighten about 290 mm.</text:p>
      <text:p text:style-name="P2"><text:soft-page-break/><draw:a xlink:type="simple" xlink:href="http://reprap.org/wiki/File:Reprappro-mendel-frame-template.jpg"><draw:frame draw:style-name="fr1" draw:name="graphics5" text:anchor-type="as-char" svg:width="10.583cm" svg:height="2.619cm" draw:z-index="3"><draw:image xlink:href="http://reprap.org/mediawiki/images/thumb/5/55/Reprappro-mendel-frame-template.jpg/400px-Reprappro-mendel-frame-template.jpg" xlink:type="simple" xlink:show="embed" xlink:actuate="onLoad"/></draw:frame></draw:a></text:p>
      <text:p text:style-name="P1">Your kit has a template to make it easy to get these measurements right.</text:p>
      <text:p text:style-name="P1">Don't tighten anything at this stage.</text:p>
      <text:h text:style-name="P4" text:outline-level="1"><text:bookmark text:name="Step_2:_Cross_bars"/>Step 2: Cross bars</text:h>
      <table:table table:name="Table2" table:style-name="Table2">
        <table:table-column table:style-name="Table2.A"/>
        <table:table-column table:style-name="Table2.B"/>
        <table:table-row>
          <table:table-cell table:style-name="Table2.A1" office:value-type="string">
            <text:p text:style-name="P6"><draw:a xlink:type="simple" xlink:href="http://reprap.org/wiki/File:Reprappro-mendel-x-bars-parts.jpg"><draw:frame draw:style-name="fr1" draw:name="graphics6" text:anchor-type="as-char" svg:width="7.938cm" svg:height="3.942cm" draw:z-index="15"><draw:image xlink:href="http://reprap.org/mediawiki/images/thumb/b/b3/Reprappro-mendel-x-bars-parts.jpg/300px-Reprappro-mendel-x-bars-parts.jpg" xlink:type="simple" xlink:show="embed" xlink:actuate="onLoad"/></draw:frame></draw:a></text:p>
          </table:table-cell>
          <table:table-cell table:style-name="Table2.B1" office:value-type="string">
            <text:p text:style-name="P8"/>
          </table:table-cell>
        </table:table-row>
        <table:table-row>
          <table:table-cell table:style-name="Table2.A2" office:value-type="string">
            <text:p text:style-name="P7">Item</text:p>
          </table:table-cell>
          <table:table-cell table:style-name="Table2.B2" office:value-type="string">
            <text:p text:style-name="P7">Quantity</text:p>
          </table:table-cell>
        </table:table-row>
        <table:table-row>
          <table:table-cell table:style-name="Table2.A2" office:value-type="string">
            <text:p text:style-name="Table_20_Contents">330mm M8 rods</text:p>
          </table:table-cell>
          <table:table-cell table:style-name="Table2.B2" office:value-type="string">
            <text:p text:style-name="Table_20_Contents">4</text:p>
          </table:table-cell>
        </table:table-row>
        <table:table-row>
          <table:table-cell table:style-name="Table2.A2" office:value-type="string">
            <text:p text:style-name="Table_20_Contents">470mm M8 rods</text:p>
          </table:table-cell>
          <table:table-cell table:style-name="Table2.B2" office:value-type="string">
            <text:p text:style-name="Table_20_Contents">2</text:p>
          </table:table-cell>
        </table:table-row>
        <table:table-row>
          <table:table-cell table:style-name="Table2.A2" office:value-type="string">
            <text:p text:style-name="Table_20_Contents">Printed U clamp</text:p>
          </table:table-cell>
          <table:table-cell table:style-name="Table2.B2" office:value-type="string">
            <text:p text:style-name="Table_20_Contents">4</text:p>
          </table:table-cell>
        </table:table-row>
        <table:table-row>
          <table:table-cell table:style-name="Table2.A2" office:value-type="string">
            <text:p text:style-name="Table_20_Contents">8mm bearings</text:p>
          </table:table-cell>
          <table:table-cell table:style-name="Table2.B2" office:value-type="string">
            <text:p text:style-name="Table_20_Contents">2</text:p>
          </table:table-cell>
        </table:table-row>
        <table:table-row>
          <table:table-cell table:style-name="Table2.A2" office:value-type="string">
            <text:p text:style-name="Table_20_Contents">M8 lock washers</text:p>
          </table:table-cell>
          <table:table-cell table:style-name="Table2.B2" office:value-type="string">
            <text:p text:style-name="Table_20_Contents">24</text:p>
          </table:table-cell>
        </table:table-row>
        <table:table-row>
          <table:table-cell table:style-name="Table2.A2" office:value-type="string">
            <text:p text:style-name="Table_20_Contents">M8 nuts</text:p>
          </table:table-cell>
          <table:table-cell table:style-name="Table2.B2" office:value-type="string">
            <text:p text:style-name="Table_20_Contents">26</text:p>
          </table:table-cell>
        </table:table-row>
      </table:table>
      <text:p text:style-name="P1"/>
      <text:p text:style-name="P1">Assemble the bars as shown in this picture:</text:p>
      <text:p text:style-name="P2"><draw:a xlink:type="simple" xlink:href="http://reprap.org/wiki/File:Reprappro-mendel-x-bars.jpg"><draw:frame draw:style-name="fr1" draw:name="graphics7" text:anchor-type="as-char" svg:width="13.229cm" svg:height="5.609cm" draw:z-index="4"><draw:image xlink:href="http://reprap.org/mediawiki/images/thumb/a/aa/Reprappro-mendel-x-bars.jpg/500px-Reprappro-mendel-x-bars.jpg" xlink:type="simple" xlink:show="embed" xlink:actuate="onLoad"/></draw:frame></draw:a></text:p>
      <text:p text:style-name="P1">From top to bottom and left to right the sequences are:</text:p>
      <text:list xml:id="list820747571" text:style-name="L2">
        <text:list-item>
          <text:p text:style-name="P14">Lock washer, nut, <text:s/>lock washer, nut</text:p>
        </text:list-item>
        <text:list-item>
          <text:p text:style-name="P11">Lock washer, nut, <text:s/>lock washer, nut</text:p>
        </text:list-item>
        <text:list-item>
          <text:p text:style-name="P11"><text:s/>Lock washer, nut, nut, lock washer, U Clamp, lock washer, nut, nut, lock washer, bearing, lock washer, nut, nut lock washer, U clamp, lock washer, nut, nut, lock washer</text:p>
        </text:list-item>
        <text:list-item>
          <text:p text:style-name="P16">Lock washer, nut, nut, lock washer, lock washer,nut, nut, lock washer</text:p>
        </text:list-item>
        <text:list-item>
          <text:p text:style-name="P16">Lock washer, nut, nut, lock washer, U clamp, lock washer, nut, nut, bearing, nut, nut, lock washer, U clamp, lock washer, nut, nut, lock washer</text:p>
        </text:list-item>
        <text:list-item>
          <text:p text:style-name="P16">Lock washer, nut, nut, lock washer.</text:p>
        </text:list-item>
      </text:list>
      <text:h text:style-name="P4" text:outline-level="1"><text:bookmark text:name="Step_3:_Put_them_all_together"/><text:soft-page-break/>Step 3: Put them all together</text:h>
      <table:table table:name="Table3" table:style-name="Table3">
        <table:table-column table:style-name="Table3.A"/>
        <table:table-column table:style-name="Table3.B"/>
        <table:table-row>
          <table:table-cell table:style-name="Table3.A1" office:value-type="string">
            <text:p text:style-name="P6"><draw:a xlink:type="simple" xlink:href="http://reprap.org/wiki/File:Reprappro-mendel-x-bar-ends-parts.jpg"><draw:frame draw:style-name="fr1" draw:name="graphics8" text:anchor-type="as-char" svg:width="7.938cm" svg:height="6.562cm" draw:z-index="16"><draw:image xlink:href="http://reprap.org/mediawiki/images/thumb/0/03/Reprappro-mendel-x-bar-ends-parts.jpg/300px-Reprappro-mendel-x-bar-ends-parts.jpg" xlink:type="simple" xlink:show="embed" xlink:actuate="onLoad"/></draw:frame></draw:a></text:p>
          </table:table-cell>
          <table:table-cell table:style-name="Table3.B1" office:value-type="string">
            <text:p text:style-name="P8"/>
          </table:table-cell>
        </table:table-row>
        <table:table-row>
          <table:table-cell table:style-name="Table3.A2" office:value-type="string">
            <text:p text:style-name="P7">Item</text:p>
          </table:table-cell>
          <table:table-cell table:style-name="Table3.B2" office:value-type="string">
            <text:p text:style-name="P7">Quantity</text:p>
          </table:table-cell>
        </table:table-row>
        <table:table-row>
          <table:table-cell table:style-name="Table3.A2" office:value-type="string">
            <text:p text:style-name="Table_20_Contents">M8 nuts</text:p>
          </table:table-cell>
          <table:table-cell table:style-name="Table3.B2" office:value-type="string">
            <text:p text:style-name="Table_20_Contents">12</text:p>
          </table:table-cell>
        </table:table-row>
        <table:table-row>
          <table:table-cell table:style-name="Table3.A2" office:value-type="string">
            <text:p text:style-name="Table_20_Contents">M8 lock washers</text:p>
          </table:table-cell>
          <table:table-cell table:style-name="Table3.B2" office:value-type="string">
            <text:p text:style-name="Table_20_Contents">24</text:p>
          </table:table-cell>
        </table:table-row>
      </table:table>
      <text:p text:style-name="P1">Firstly screw the cross bars into one of the triangles as shown:</text:p>
      <text:p text:style-name="P2"><draw:a xlink:type="simple" xlink:href="http://reprap.org/wiki/File:Reprappro-mendel-frame-one-side.jpg"><draw:frame draw:style-name="fr1" draw:name="graphics9" text:anchor-type="as-char" svg:width="13.229cm" svg:height="14.42cm" draw:z-index="5"><draw:image xlink:href="http://reprap.org/mediawiki/images/thumb/d/d1/Reprappro-mendel-frame-one-side.jpg/500px-Reprappro-mendel-frame-one-side.jpg" xlink:type="simple" xlink:show="embed" xlink:actuate="onLoad"/></draw:frame></draw:a></text:p>
      <text:p text:style-name="P1"/>
      <text:p text:style-name="P1"><text:soft-page-break/>On the bottom, and using the numbers of the rods from Step 2:</text:p>
      <text:p text:style-name="P1">And at the top attach the two long Rods: 1 and 2.</text:p>
      <text:list xml:id="list1075439202" text:style-name="L3">
        <text:list-item>
          <text:p text:style-name="P12">Back top: Rod 3</text:p>
        </text:list-item>
        <text:list-item>
          <text:p text:style-name="P17">Back bottom: Rod 4.</text:p>
        </text:list-item>
        <text:list-item>
          <text:p text:style-name="P17">Front top: Rod 5.</text:p>
        </text:list-item>
        <text:list-item>
          <text:p text:style-name="P17">Front bottom: Rod 6.</text:p>
        </text:list-item>
      </text:list>
      <text:p text:style-name="P1"/>
      <text:p text:style-name="P1">Use a locking washer and a nut on each rod end.</text:p>
      <text:p text:style-name="P1"/>
      <text:p text:style-name="P1">Next screw the second triangle to the other end of the cross bars:</text:p>
      <text:p text:style-name="P2"><draw:a xlink:type="simple" xlink:href="http://reprap.org/wiki/File:Reprappro-mendel-frame-second-step.jpg"><draw:frame draw:style-name="fr1" draw:name="graphics10" text:anchor-type="as-char" svg:width="10.583cm" svg:height="9.26cm" draw:z-index="6"><draw:image xlink:href="http://reprap.org/mediawiki/images/thumb/8/8d/Reprappro-mendel-frame-second-step.jpg/400px-Reprappro-mendel-frame-second-step.jpg" xlink:type="simple" xlink:show="embed" xlink:actuate="onLoad"/></draw:frame></draw:a></text:p>
      <text:p text:style-name="P1">Now go round the frame tightening everything up using two spanners. Tighten the triangles first, then the six bars in the <text:span text:style-name="T1">x</text:span> direction.</text:p>
      <text:p text:style-name="P2"><draw:a xlink:type="simple" xlink:href="http://reprap.org/wiki/File:Reprappro-mendel-frame-template.jpg"><draw:frame draw:style-name="fr1" draw:name="graphics11" text:anchor-type="as-char" svg:width="10.583cm" svg:height="2.619cm" draw:z-index="7"><draw:image xlink:href="http://reprap.org/mediawiki/images/thumb/5/55/Reprappro-mendel-frame-template.jpg/400px-Reprappro-mendel-frame-template.jpg" xlink:type="simple" xlink:show="embed" xlink:actuate="onLoad"/></draw:frame></draw:a></text:p>
      <text:p text:style-name="P1">Use the template to get the measurements right.</text:p>
      <text:p text:style-name="P1">Make the gap between the faces of the vertices on the triangles 290mm, as mentioned above. Make the gap in the <text:span text:style-name="T1">x</text:span> direction between the faces of the vertices 273mm.</text:p>
      <text:p text:style-name="P1">Get the two top rods even, with an equal amount projecting each side, then move the back one 5mm to the right and the front one 5mm to the left.</text:p>
      <text:p text:style-name="P1">Try to get the measurements accurate. But it is more important to get the lengths equal than to get them precise.</text:p>
      <text:p text:style-name="P1">You will find that you can make very fine adjustments when things are almost tight by slightly slackening a nut on one side of a join then tightening the nut on the other side.</text:p>
      <text:h text:style-name="P4" text:outline-level="1"><text:bookmark text:name="Step_4:_Z-motor_mounts.2C_diagonal.2C_and_power_connector"/><text:soft-page-break/>Step 4: Z-motor mounts, diagonal, and power connector</text:h>
      <table:table table:name="Table4" table:style-name="Table4">
        <table:table-column table:style-name="Table4.A"/>
        <table:table-column table:style-name="Table4.B"/>
        <table:table-row>
          <table:table-cell table:style-name="Table4.A1" office:value-type="string">
            <text:p text:style-name="P6"><draw:a xlink:type="simple" xlink:href="http://reprap.org/wiki/File:Reprappro-mendel-frame-top.jpg"><draw:frame draw:style-name="fr1" draw:name="graphics12" text:anchor-type="as-char" svg:width="7.938cm" svg:height="2.619cm" draw:z-index="17"><draw:image xlink:href="http://reprap.org/mediawiki/images/thumb/f/ff/Reprappro-mendel-frame-top.jpg/300px-Reprappro-mendel-frame-top.jpg" xlink:type="simple" xlink:show="embed" xlink:actuate="onLoad"/></draw:frame></draw:a></text:p>
          </table:table-cell>
          <table:table-cell table:style-name="Table4.B1" office:value-type="string">
            <text:p text:style-name="P8"/>
          </table:table-cell>
        </table:table-row>
        <table:table-row>
          <table:table-cell table:style-name="Table4.A2" office:value-type="string">
            <text:p text:style-name="P7">Item</text:p>
          </table:table-cell>
          <table:table-cell table:style-name="Table4.B2" office:value-type="string">
            <text:p text:style-name="P7">Quantity</text:p>
          </table:table-cell>
        </table:table-row>
        <table:table-row>
          <table:table-cell table:style-name="Table4.A2" office:value-type="string">
            <text:p text:style-name="Table_20_Contents">470mm M8 rods</text:p>
          </table:table-cell>
          <table:table-cell table:style-name="Table4.B2" office:value-type="string">
            <text:p text:style-name="Table_20_Contents">2</text:p>
          </table:table-cell>
        </table:table-row>
        <table:table-row>
          <table:table-cell table:style-name="Table4.A2" office:value-type="string">
            <text:p text:style-name="Table_20_Contents">Printed Z motor holders</text:p>
          </table:table-cell>
          <table:table-cell table:style-name="Table4.B2" office:value-type="string">
            <text:p text:style-name="Table_20_Contents">2</text:p>
          </table:table-cell>
        </table:table-row>
        <table:table-row>
          <table:table-cell table:style-name="Table4.A2" office:value-type="string">
            <text:p text:style-name="Table_20_Contents">Printed U clips</text:p>
          </table:table-cell>
          <table:table-cell table:style-name="Table4.B2" office:value-type="string">
            <text:p text:style-name="Table_20_Contents">2</text:p>
          </table:table-cell>
        </table:table-row>
        <table:table-row>
          <table:table-cell table:style-name="Table4.A2" office:value-type="string">
            <text:p text:style-name="Table_20_Contents">M8 nuts</text:p>
          </table:table-cell>
          <table:table-cell table:style-name="Table4.B2" office:value-type="string">
            <text:p text:style-name="Table_20_Contents">16</text:p>
          </table:table-cell>
        </table:table-row>
        <table:table-row table:style-name="Table4.7">
          <table:table-cell table:style-name="Table4.A2" office:value-type="string">
            <text:p text:style-name="Table_20_Contents">M8 lock washers</text:p>
          </table:table-cell>
          <table:table-cell table:style-name="Table4.B2" office:value-type="string">
            <text:p text:style-name="Table_20_Contents">15</text:p>
          </table:table-cell>
        </table:table-row>
        <table:table-row>
          <table:table-cell table:style-name="Table4.A2" office:value-type="string">
            <text:p text:style-name="Table_20_Contents">M8 washers</text:p>
          </table:table-cell>
          <table:table-cell table:style-name="Table4.B2" office:value-type="string">
            <text:p text:style-name="Table_20_Contents">6</text:p>
          </table:table-cell>
        </table:table-row>
        <table:table-row>
          <table:table-cell table:style-name="Table4.A2" office:value-type="string">
            <text:p text:style-name="Table_20_Contents">20mm M3 caps</text:p>
          </table:table-cell>
          <table:table-cell table:style-name="Table4.B2" office:value-type="string">
            <text:p text:style-name="Table_20_Contents">2</text:p>
          </table:table-cell>
        </table:table-row>
        <table:table-row>
          <table:table-cell table:style-name="Table4.A2" office:value-type="string">
            <text:p text:style-name="Table_20_Contents">M3 washers</text:p>
          </table:table-cell>
          <table:table-cell table:style-name="Table4.B2" office:value-type="string">
            <text:p text:style-name="Table_20_Contents">2</text:p>
          </table:table-cell>
        </table:table-row>
        <table:table-row>
          <table:table-cell table:style-name="Table4.A2" office:value-type="string">
            <text:p text:style-name="Table_20_Contents">M3 nuts</text:p>
          </table:table-cell>
          <table:table-cell table:style-name="Table4.B2" office:value-type="string">
            <text:p text:style-name="Table_20_Contents">2</text:p>
          </table:table-cell>
        </table:table-row>
        <table:table-row>
          <table:table-cell table:style-name="Table4.A2" office:value-type="string">
            <text:p text:style-name="Table_20_Contents">XLR socket</text:p>
          </table:table-cell>
          <table:table-cell table:style-name="Table4.B2" office:value-type="string">
            <text:p text:style-name="Table_20_Contents">1</text:p>
          </table:table-cell>
        </table:table-row>
      </table:table>
      <text:p text:style-name="P1"/>
      <text:p text:style-name="P2"><draw:a xlink:type="simple" xlink:href="http://reprap.org/wiki/File:Reprappro-mendel-frame-loose-assembly.jpg"><draw:frame draw:style-name="fr1" draw:name="graphics13" text:anchor-type="as-char" svg:width="10.583cm" svg:height="10.61cm" draw:z-index="8"><draw:image xlink:href="http://reprap.org/mediawiki/images/thumb/5/5c/Reprappro-mendel-frame-loose-assembly.jpg/400px-Reprappro-mendel-frame-loose-assembly.jpg" xlink:type="simple" xlink:show="embed" xlink:actuate="onLoad"/></draw:frame></draw:a></text:p>
      <text:p text:style-name="P1">Put the two U clips already on the frame roughly in the middle of their bars, then push one of the 470mm rods through. You may have to twist it, using its thread to move it - it can be quite a snug fit. Use nuts and lock washers to put two more U clips on its ends for the Z smooth rods, as shown. Leave all these lose:</text:p>
      <text:p text:style-name="P2"><text:soft-page-break/><draw:a xlink:type="simple" xlink:href="http://reprap.org/wiki/File:Reprappro-mendel-z-bar-bottom-mount.jpg"><draw:frame draw:style-name="fr1" draw:name="graphics14" text:anchor-type="as-char" svg:width="7.938cm" svg:height="5.08cm" draw:z-index="9"><draw:image xlink:href="http://reprap.org/mediawiki/images/thumb/4/49/Reprappro-mendel-z-bar-bottom-mount.jpg/300px-Reprappro-mendel-z-bar-bottom-mount.jpg" xlink:type="simple" xlink:show="embed" xlink:actuate="onLoad"/></draw:frame></draw:a></text:p>
      <text:p text:style-name="P1">If you want put two extra nuts just inside the ones on the U clips for the Z smooth rods - these will allow you to lock the inside position of the U clips so you can slacken and tighten them later to assemble the machine without losing the vertical adjustment on the Z smooth rods.</text:p>
      <text:p text:style-name="P1">Next thread the base diagonal rod through two of the four feet. Put nuts and lock washers on it both inside and outside each foot, but leave them lose.</text:p>
      <text:p text:style-name="P1">Put four smooth washers on the top bars, then put the Z motor mounts on as shown. Secure them with two nuts each, with one smooth washer and one lock washer. The smooth washer goes on the clamp that will hold the Z rods. Tighten the other nuts against their lock washers, but leave the Z-rod-clamp nuts lose:</text:p>
      <text:p text:style-name="P2"><draw:a xlink:type="simple" xlink:href="http://reprap.org/wiki/File:Reprappro-mendel-z-motor-mount-detail.jpg"><draw:frame draw:style-name="fr1" draw:name="graphics15" text:anchor-type="as-char" svg:width="7.938cm" svg:height="6.297cm" draw:z-index="10"><draw:image xlink:href="http://reprap.org/mediawiki/images/thumb/b/bb/Reprappro-mendel-z-motor-mount-detail.jpg/300px-Reprappro-mendel-z-motor-mount-detail.jpg" xlink:type="simple" xlink:show="embed" xlink:actuate="onLoad"/></draw:frame></draw:a></text:p>
      <text:p text:style-name="P1">Fit the XLR plug using the M3 screws, nuts and washers. The washers go under the nuts. Fit the plug so that the triangle formed by its three pins points upwards.</text:p>
      <text:h text:style-name="P4" text:outline-level="1"><text:bookmark text:name="Step_5:_Smooth_rods"/>Step 5: Smooth rods</text:h>
      <table:table table:name="Table5" table:style-name="Table5">
        <table:table-column table:style-name="Table5.A"/>
        <table:table-column table:style-name="Table5.B"/>
        <table:table-row>
          <table:table-cell table:style-name="Table5.A1" office:value-type="string">
            <text:p text:style-name="P6"><draw:a xlink:type="simple" xlink:href="http://reprap.org/wiki/File:Reprappro-mendel-y-and-z-bar-parts.jpg"><draw:frame draw:style-name="fr1" draw:name="graphics16" text:anchor-type="as-char" svg:width="7.938cm" svg:height="1.588cm" draw:z-index="18"><draw:image xlink:href="http://reprap.org/mediawiki/images/thumb/6/61/Reprappro-mendel-y-and-z-bar-parts.jpg/300px-Reprappro-mendel-y-and-z-bar-parts.jpg" xlink:type="simple" xlink:show="embed" xlink:actuate="onLoad"/></draw:frame></draw:a></text:p>
          </table:table-cell>
          <table:table-cell table:style-name="Table5.B1" office:value-type="string">
            <text:p text:style-name="P8"/>
          </table:table-cell>
        </table:table-row>
        <table:table-row>
          <table:table-cell table:style-name="Table5.A2" office:value-type="string">
            <text:p text:style-name="P7">Item</text:p>
          </table:table-cell>
          <table:table-cell table:style-name="Table5.B2" office:value-type="string">
            <text:p text:style-name="P7">Quantity</text:p>
          </table:table-cell>
        </table:table-row>
        <table:table-row>
          <table:table-cell table:style-name="Table5.A2" office:value-type="string">
            <text:p text:style-name="Table_20_Contents">400mm smooth rods (Y)</text:p>
          </table:table-cell>
          <table:table-cell table:style-name="Table5.B2" office:value-type="string">
            <text:p text:style-name="Table_20_Contents">2</text:p>
          </table:table-cell>
        </table:table-row>
        <table:table-row>
          <table:table-cell table:style-name="Table5.A2" office:value-type="string">
            <text:p text:style-name="Table_20_Contents">350mm smooth rods (Z)</text:p>
          </table:table-cell>
          <table:table-cell table:style-name="Table5.B2" office:value-type="string">
            <text:p text:style-name="Table_20_Contents">2</text:p>
          </table:table-cell>
        </table:table-row>
      </table:table>
      <text:p text:style-name="P1">If the ends of the rods are sharp from cutting, use a file to smooth off the ends to give a small conical chamfer (0.5 .. 1 mm). Without it, there is a risk of unseating the balls inside linear bearings while inserting the rods.</text:p>
      <text:p text:style-name="P1"><text:soft-page-break/>Adjust the U clips for the Y rods at the front and back of the frame so that the gaps between their outer nuts and the nuts on the frame vertices are about 20mm. Slide the Y rods through. Don't tighten them:</text:p>
      <text:p text:style-name="P2"><draw:a xlink:type="simple" xlink:href="http://reprap.org/wiki/File:Reprappro-mendel-y-bars-fitted.jpg"><draw:frame draw:style-name="fr1" draw:name="graphics17" text:anchor-type="as-char" svg:width="10.583cm" svg:height="10.901cm" draw:z-index="11"><draw:image xlink:href="http://reprap.org/mediawiki/images/thumb/b/bc/Reprappro-mendel-y-bars-fitted.jpg/400px-Reprappro-mendel-y-bars-fitted.jpg" xlink:type="simple" xlink:show="embed" xlink:actuate="onLoad"/></draw:frame></draw:a></text:p>
      <text:p text:style-name="P1">Next place the frame on a flat surface. Wooden furniture, by and large, is not flat. But thick kitchen worktops are very flat.</text:p>
      <text:p text:style-name="P1">Chances are that the frame will rock slightly about one or the other diagonal.</text:p>
      <text:p text:style-name="P1">Tighten the diagonal bar in such a way as to stop the rock. If the frame rocks about the bar's diagonal, the gap between its nuts needs to be bigger. If the frame rocks about the opposite diagonal, the gap between the diagonal nuts needs to be smaller.</text:p>
      <text:p text:style-name="P1">Adjust the U clamps on the left-hand Y rod so that their nuts are 22mm from the nuts on the left frame triangle, and then adjust the right-hand Y rod U clamps so there is 175mm between the rods. Leave the clamps lose.</text:p>
      <text:p text:style-name="P3"/>
      <text:h text:style-name="P5" text:outline-level="2"><text:bookmark text:name="Aligning_the_Z_Rods"/>Aligning the Z Rods</text:h>
      <text:p text:style-name="P1">You can now slide the two Z smooth rods into place. <text:span text:style-name="T2">Do not over-tighten the clamping nuts on the Z motor mounts.</text:span> The rods need to be held firm, that is all.</text:p>
      <text:p text:style-name="P1">Use a set-square to get the angle of the Z smooth rods correct.</text:p>
      <text:p text:style-name="P2"><text:soft-page-break/><draw:a xlink:type="simple" xlink:href="http://reprap.org/wiki/File:Reprappro-huxley-2011-07-28-08.57.23-300x225.jpg"><draw:frame draw:style-name="fr1" draw:name="graphics18" text:anchor-type="as-char" svg:width="7.938cm" svg:height="5.953cm" draw:z-index="12"><draw:image xlink:href="http://reprap.org/mediawiki/images/6/65/Reprappro-huxley-2011-07-28-08.57.23-300x225.jpg" xlink:type="simple" xlink:show="embed" xlink:actuate="onLoad"/><svg:title>File:reprappro-huxley-2011-07-28-08.57.23-300x225.jpg</svg:title></draw:frame></draw:a></text:p>
      <text:p text:style-name="P1">You can now tighten the M8 nuts along the bottom cross bar.</text:p>
      <text:h text:style-name="P18" text:outline-level="2"/>
      <text:h text:style-name="P4" text:outline-level="1"><text:bookmark text:name="Frame_finished"/>Frame finished</text:h>
      <text:p text:style-name="P1">You will now have an assembled RepRapPro Mendel frame (though the smooth Y rods and the bearings will still be lose):</text:p>
      <text:p text:style-name="P2"><draw:a xlink:type="simple" xlink:href="http://reprap.org/wiki/File:Reprappro-mendel-frame-finished.jpg"><draw:frame draw:style-name="fr1" draw:name="graphics20" text:anchor-type="as-char" svg:width="7.938cm" svg:height="7.885cm" draw:z-index="13"><draw:image xlink:href="http://reprap.org/mediawiki/images/thumb/d/d0/Reprappro-mendel-frame-finished.jpg/300px-Reprappro-mendel-frame-finished.jpg" xlink:type="simple" xlink:show="embed" xlink:actuate="onLoad"/><svg:title>RepRapPro Huxley assembled frame</svg:title></draw:frame></draw:a></text:p>
      <text:h text:style-name="P4" text:outline-level="1"><text:bookmark text:name="Next_stage"/>Next stage</text:h>
      <text:p text:style-name="P3"><text:a xlink:type="simple" xlink:href="http://reprap.org/wiki/RepRapPro_Mendel_y_axis_assembly"><text:span text:style-name="T3">assemble the Y axis</text:span></text:a><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hys Jones</meta:initial-creator>
    <meta:creation-date>2013-01-24T10:16:54</meta:creation-date>
    <dc:date>2013-01-25T15:35:25</dc:date>
    <dc:creator>Rhys Jones</dc:creator>
    <meta:editing-duration>PT4H17M11S</meta:editing-duration>
    <meta:editing-cycles>5</meta:editing-cycles>
    <meta:generator>LibreOffice/3.5$Linux_X86_64 LibreOffice_project/350m1$Build-2</meta:generator>
    <meta:printed-by>Rhys Jones</meta:printed-by>
    <meta:print-date>2013-01-25T09:31:49</meta:print-date>
    <meta:document-statistic meta:table-count="5" meta:image-count="19" meta:object-count="0" meta:page-count="9" meta:paragraph-count="142" meta:word-count="1206" meta:character-count="5671" meta:non-whitespace-character-count="5066"/>
  </office:meta>
</office:document-meta>
</file>